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inherit" svg:font-family="inherit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style:line-height-at-least="0.3752in" fo:text-align="start" style:justify-single-word="false" fo:orphans="2" fo:widows="2" fo:text-indent="0in" style:auto-text-indent="false" fo:padding="0in" fo:border="none" style:writing-mode="lr-tb"/>
      <style:text-properties fo:font-variant="normal" fo:text-transform="none" fo:color="#1f1f1f" loext:opacity="100%" style:font-name="Ubuntu" fo:font-size="12pt" fo:letter-spacing="normal" fo:language="en" fo:country="US" fo:font-style="normal" fo:font-weight="normal" style:font-size-asian="12pt" style:font-size-complex="12pt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style:line-height-at-least="0.3752in" fo:text-align="start" style:justify-single-word="false" fo:orphans="2" fo:widows="2" fo:text-indent="0in" style:auto-text-indent="false" fo:padding="0in" fo:border="none" style:writing-mode="lr-tb"/>
      <style:text-properties fo:font-variant="normal" fo:text-transform="none" fo:color="#1f1f1f" loext:opacity="100%" style:font-name="Ubuntu" fo:font-size="12pt" fo:letter-spacing="normal" fo:language="en" fo:country="US" fo:font-style="normal" fo:font-weight="normal" officeooo:rsid="0006cdff" officeooo:paragraph-rsid="0006cdff" style:font-size-asian="12pt" style:font-size-complex="12pt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style:line-height-at-least="0.3752in" fo:text-align="center" style:justify-single-word="false" fo:orphans="2" fo:widows="2" fo:text-indent="0in" style:auto-text-indent="false" fo:padding="0in" fo:border="none" style:writing-mode="lr-tb"/>
      <style:text-properties fo:font-variant="normal" fo:text-transform="none" fo:color="#1f1f1f" loext:opacity="100%" style:font-name="Ubuntu" fo:font-size="12pt" fo:letter-spacing="normal" fo:language="en" fo:country="US" fo:font-style="normal" fo:font-weight="normal" officeooo:rsid="0006cdff" officeooo:paragraph-rsid="0006cdff" style:font-size-asian="12pt" style:font-size-complex="12pt"/>
    </style:style>
    <style:style style:name="T1" style:family="text">
      <style:text-properties officeooo:rsid="000552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Структура репозиторію </text:p>
      <text:p text:style-name="P2"/>
      <text:p text:style-name="P2">Step_Project_3_repo/</text:p>
      <text:p text:style-name="P2"><text:s text:c="2"/>Step_Project_3/</text:p>
      <text:p text:style-name="P2"><text:s text:c="4"/>README.md</text:p>
      <text:p text:style-name="P2"><text:s text:c="4"/>Jenkinsfile</text:p>
      <text:p text:style-name="P2"><text:s text:c="4"/>ansible/</text:p>
      <text:p text:style-name="P2"><text:s text:c="6"/>connectivity_check.yml</text:p>
      <text:p text:style-name="P2"><text:s text:c="6"/>README.md</text:p>
      <text:p text:style-name="P2"><text:s text:c="6"/>playbook.yml</text:p>
      <text:p text:style-name="P2"><text:s text:c="6"/>inventory.ini</text:p>
      <text:p text:style-name="P2"><text:s text:c="6"/>group_vars/</text:p>
      <text:p text:style-name="P2"><text:s text:c="8"/>all.yml</text:p>
      <text:p text:style-name="P2"><text:s text:c="6"/>roles/</text:p>
      <text:p text:style-name="P2"><text:s text:c="8"/>jenkins_master/</text:p>
      <text:p text:style-name="P2"><text:s text:c="10"/>tasks/</text:p>
      <text:p text:style-name="P2"><text:s text:c="12"/>main.yml</text:p>
      <text:p text:style-name="P2"><text:s text:c="10"/>handlers/</text:p>
      <text:p text:style-name="P2"><text:s text:c="12"/>main.yml</text:p>
      <text:p text:style-name="P2"><text:s text:c="8"/>jenkins_worker/</text:p>
      <text:p text:style-name="P2"><text:s text:c="10"/>handlers/</text:p>
      <text:p text:style-name="P2"><text:s text:c="12"/>main.yml</text:p>
      <text:p text:style-name="P2"><text:s text:c="10"/>templates/</text:p>
      <text:p text:style-name="P2"><text:s text:c="12"/>jenkins-agent.service.j2</text:p>
      <text:p text:style-name="P2"><text:s text:c="10"/>tasks/</text:p>
      <text:p text:style-name="P2"><text:s text:c="12"/>main.yml</text:p>
      <text:p text:style-name="P2"><text:soft-page-break/><text:s text:c="8"/>docker/</text:p>
      <text:p text:style-name="P2"><text:s text:c="10"/>tasks/</text:p>
      <text:p text:style-name="P2"><text:s text:c="12"/>main.yml</text:p>
      <text:p text:style-name="P2"><text:s text:c="8"/>nginx/</text:p>
      <text:p text:style-name="P2"><text:s text:c="10"/>tasks/</text:p>
      <text:p text:style-name="P2"><text:s text:c="12"/>main.yml</text:p>
      <text:p text:style-name="P2"><text:s text:c="10"/>handlers/</text:p>
      <text:p text:style-name="P2"><text:s text:c="12"/>main.yml</text:p>
      <text:p text:style-name="P2"><text:s text:c="4"/>terraform/</text:p>
      <text:p text:style-name="P2"><text:s text:c="6"/>vpc.tf</text:p>
      <text:p text:style-name="P2"><text:s text:c="6"/>variables.tf</text:p>
      <text:p text:style-name="P2"><text:s text:c="6"/>outputs.tf</text:p>
      <text:p text:style-name="P2"><text:s text:c="6"/>ec2.tf</text:p>
      <text:p text:style-name="P2"><text:s text:c="6"/>local.tf</text:p>
      <text:p text:style-name="P2"><text:s text:c="6"/>terraform.tfvars</text:p>
      <text:p text:style-name="P2"><text:s text:c="6"/>backend.tf</text:p>
      <text:p text:style-name="P2"><text:s text:c="6"/>providers.tf</text:p>
      <text:p text:style-name="P2"><text:s text:c="6"/>.terraform.lock.hcl</text:p>
      <text:p text:style-name="P2"><text:s text:c="6"/>.terraform/</text:p>
      <text:p text:style-name="P2"><text:s text:c="8"/>terraform.tfstate</text:p>
      <text:p text:style-name="P2"><text:s text:c="8"/>providers/</text:p>
      <text:p text:style-name="P2"><text:s text:c="10"/>registry.terraform.io/</text:p>
      <text:p text:style-name="P2"><text:s text:c="12"/>hashicorp/</text:p>
      <text:p text:style-name="P2"><text:s text:c="14"/>aws/</text:p>
      <text:p text:style-name="P2"><text:s text:c="16"/>5.100.0/</text:p>
      <text:p text:style-name="P2"><text:s text:c="18"/>linux_amd64/</text:p>
      <text:p text:style-name="P2"><text:soft-page-break/><text:s text:c="20"/>LICENSE.txt</text:p>
      <text:p text:style-name="P2"><text:s text:c="20"/>terraform-provider-aws_v5.100.0_x5</text:p>
      <text:p text:style-name="P2"><text:s text:c="4"/>jenkins/</text:p>
      <text:p text:style-name="P2"><text:s text:c="6"/>groovy/</text:p>
      <text:p text:style-name="P2"><text:s text:c="8"/>create_node.groovy</text:p>
      <text:p text:style-name="P2"><text:s text:c="8"/>create_credentials.groovy</text:p>
      <text:p text:style-name="P1"/>
      <text:p text:style-name="P1"/>
      <text:p text:style-name="P1"><text:bookmark text:name="tw-target-text"/>First, I run ansible-playbook -i inventory.ini playbook.yml --limit jenkins_master , then I manually create a node on jenkins. Then I execute the command ansible-playbook -i inventory.ini playbook.yml --limit jenkins_<text:span text:style-name="T1">worker</text:span> , and then I check on jenkins that it started successfully. Then I manually create a pipeline on jenkins that I run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7T17:24:20.240805556</meta:creation-date>
    <dc:date>2025-10-07T18:56:46.616309752</dc:date>
    <meta:editing-duration>PT42M16S</meta:editing-duration>
    <meta:editing-cycles>1</meta:editing-cycles>
    <meta:document-statistic meta:table-count="0" meta:image-count="0" meta:object-count="0" meta:page-count="3" meta:paragraph-count="58" meta:word-count="111" meta:character-count="1477" meta:non-whitespace-character-count="943"/>
    <meta:generator>LibreOffice/7.3.7.2$Linux_X86_64 LibreOffice_project/30$Build-2</meta:generator>
  </office:meta>
</office:document-meta>
</file>